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0d2fff" officeooo:paragraph-rsid="000d2fff"/>
    </style:style>
    <style:style style:name="P2" style:family="paragraph" style:parent-style-name="Text_20_body">
      <style:text-properties officeooo:rsid="000d2fff" officeooo:paragraph-rsid="000d2fff"/>
    </style:style>
    <style:style style:name="P3" style:family="paragraph" style:parent-style-name="Title">
      <style:text-properties officeooo:rsid="000d2fff" officeooo:paragraph-rsid="000d2fff"/>
    </style:style>
    <style:style style:name="P4" style:family="paragraph" style:parent-style-name="Text_20_body">
      <style:paragraph-properties fo:text-align="start" style:justify-single-word="false"/>
      <style:text-properties officeooo:rsid="000d2fff" officeooo:paragraph-rsid="000d2fff"/>
    </style:style>
    <style:style style:name="P5" style:family="paragraph" style:parent-style-name="Text_20_body">
      <style:paragraph-properties fo:text-align="end" style:justify-single-word="false"/>
      <style:text-properties officeooo:rsid="000d2fff" officeooo:paragraph-rsid="000d2fff"/>
    </style:style>
    <style:style style:name="P6" style:family="paragraph" style:parent-style-name="Text_20_body">
      <style:text-properties officeooo:paragraph-rsid="000d2fff"/>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3">
      <style:paragraph-properties>
        <style:tab-stops>
          <style:tab-stop style:position="6.5311in"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Heading_20_1">
      <style:paragraph-properties fo:break-before="page"/>
      <style:text-properties officeooo:rsid="000d2fff" officeooo:paragraph-rsid="000d2fff"/>
    </style:style>
    <style:style style:name="P12" style:family="paragraph" style:parent-style-name="Heading_20_1" style:list-style-name="">
      <style:text-properties officeooo:rsid="000d2fff" officeooo:paragraph-rsid="000d2fff"/>
    </style:style>
    <style:style style:name="P13" style:family="paragraph" style:parent-style-name="Heading_20_1">
      <style:paragraph-properties fo:break-before="page"/>
    </style:style>
    <style:style style:name="P14" style:family="paragraph" style:parent-style-name="Heading_20_2">
      <style:text-properties officeooo:rsid="000dff19" officeooo:paragraph-rsid="000dff19"/>
    </style:style>
    <style:style style:name="P15" style:family="paragraph" style:parent-style-name="Heading_20_2">
      <style:text-properties officeooo:rsid="00101239" officeooo:paragraph-rsid="00101239"/>
    </style:style>
    <style:style style:name="P16" style:family="paragraph" style:parent-style-name="Heading_20_2">
      <style:text-properties officeooo:paragraph-rsid="00101239"/>
    </style:style>
    <style:style style:name="P17" style:family="paragraph" style:parent-style-name="Heading_20_3">
      <style:text-properties officeooo:rsid="000dff19" officeooo:paragraph-rsid="000dff19"/>
    </style:style>
    <style:style style:name="P18" style:family="paragraph" style:parent-style-name="Heading_20_3">
      <style:text-properties officeooo:rsid="00101239" officeooo:paragraph-rsid="00101239"/>
    </style:style>
    <style:style style:name="P19" style:family="paragraph" style:parent-style-name="Text_20_body" style:list-style-name=""/>
    <style:style style:name="P20" style:family="paragraph" style:parent-style-name="Text_20_body">
      <style:text-properties officeooo:paragraph-rsid="000d2fff"/>
    </style:style>
    <style:style style:name="P21" style:family="paragraph" style:parent-style-name="Text_20_body">
      <style:text-properties officeooo:rsid="000dff19" officeooo:paragraph-rsid="000dff19"/>
    </style:style>
    <style:style style:name="P22" style:family="paragraph" style:parent-style-name="Text_20_body">
      <style:text-properties officeooo:paragraph-rsid="000dff19"/>
    </style:style>
    <style:style style:name="P23" style:family="paragraph" style:parent-style-name="Text_20_body" style:list-style-name="L4"/>
    <style:style style:name="P24" style:family="paragraph" style:parent-style-name="Text_20_body" style:list-style-name="L5">
      <style:paragraph-properties fo:margin-top="0in" fo:margin-bottom="0in" style:contextual-spacing="false"/>
    </style:style>
    <style:style style:name="P25" style:family="paragraph" style:parent-style-name="Text_20_body" style:list-style-name="L6">
      <style:paragraph-properties fo:margin-top="0in" fo:margin-bottom="0in" style:contextual-spacing="false"/>
    </style:style>
    <style:style style:name="P26" style:family="paragraph" style:parent-style-name="Text_20_body" style:list-style-name="L7">
      <style:paragraph-properties fo:margin-top="0in" fo:margin-bottom="0in" style:contextual-spacing="false"/>
    </style:style>
    <style:style style:name="P27" style:family="paragraph" style:parent-style-name="Text_20_body" style:list-style-name="L8"/>
    <style:style style:name="P28" style:family="paragraph" style:parent-style-name="Text_20_body">
      <style:text-properties officeooo:rsid="000f8c55" officeooo:paragraph-rsid="000f8c55"/>
    </style:style>
    <style:style style:name="P29" style:family="paragraph" style:parent-style-name="Text_20_body" style:list-style-name="L10">
      <style:text-properties officeooo:paragraph-rsid="000dff19"/>
    </style:style>
    <style:style style:name="P30" style:family="paragraph" style:parent-style-name="Text_20_body">
      <style:text-properties officeooo:paragraph-rsid="000f8c55"/>
    </style:style>
    <style:style style:name="P31" style:family="paragraph" style:parent-style-name="Text_20_body">
      <style:text-properties officeooo:paragraph-rsid="00101239"/>
    </style:style>
    <style:style style:name="T1" style:family="text">
      <style:text-properties officeooo:rsid="000dff19"/>
    </style:style>
    <style:style style:name="T2" style:family="text">
      <style:text-properties officeooo:rsid="000f8c55"/>
    </style:style>
    <style:style style:name="T3" style:family="text">
      <style:text-properties officeooo:rsid="00101239"/>
    </style:style>
    <style:style style:name="T4" style:family="text">
      <style:text-properties fo:font-weight="normal" officeooo:rsid="00101239"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K</text:span>an je JEE vervangen in de Spotitube applicatie?</text:p>
      <text:p text:style-name="P1">By Dani Botland (1617442)</text:p>
      <text:p text:style-name="P2"/>
      <text:p text:style-name="P2"/>
      <text:p text:style-name="P2"/>
      <text:p text:style-name="P2"/>
      <text:p text:style-name="P5">Docent: Meron Brouwer</text:p>
      <text:p text:style-name="P5"/>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7"><text:a xlink:type="simple" xlink:href="#__RefHeading___Toc156_1977826273" text:style-name="Index_20_Link" text:visited-style-name="Index_20_Link">Inleiding<text:tab/>3</text:a></text:p>
          <text:p text:style-name="P7"><text:a xlink:type="simple" xlink:href="#__RefHeading___Toc158_1977826273" text:style-name="Index_20_Link" text:visited-style-name="Index_20_Link">Wat is Jax-RS<text:tab/>4</text:a></text:p>
          <text:p text:style-name="P8"><text:a xlink:type="simple" xlink:href="#__RefHeading___Toc160_1977826273" text:style-name="Index_20_Link" text:visited-style-name="Index_20_Link">Features<text:tab/>4</text:a></text:p>
          <text:p text:style-name="P9"><text:a xlink:type="simple" xlink:href="#__RefHeading___Toc162_1977826273" text:style-name="Index_20_Link" text:visited-style-name="Index_20_Link">Annotation Based configuration<text:tab/>4</text:a></text:p>
          <text:p text:style-name="P9"><text:a xlink:type="simple" xlink:href="#__RefHeading___Toc164_1977826273" text:style-name="Index_20_Link" text:visited-style-name="Index_20_Link">Content Negotiation<text:tab/>4</text:a></text:p>
          <text:p text:style-name="P9"><text:a xlink:type="simple" xlink:href="#__RefHeading___Toc166_1977826273" text:style-name="Index_20_Link" text:visited-style-name="Index_20_Link">Exception Handling<text:tab/>4</text:a></text:p>
          <text:p text:style-name="P8"><text:a xlink:type="simple" xlink:href="#__RefHeading___Toc168_1977826273" text:style-name="Index_20_Link" text:visited-style-name="Index_20_Link">Concepten<text:tab/>4</text:a></text:p>
          <text:p text:style-name="P9"><text:a xlink:type="simple" xlink:href="#__RefHeading___Toc170_1977826273" text:style-name="Index_20_Link" text:visited-style-name="Index_20_Link">Uri and Path annotations<text:tab/>4</text:a></text:p>
          <text:p text:style-name="P9"><text:a xlink:type="simple" xlink:href="#__RefHeading___Toc172_1977826273" text:style-name="Index_20_Link" text:visited-style-name="Index_20_Link">HTTP Method annotations<text:tab/>4</text:a></text:p>
          <text:p text:style-name="P9"><text:a xlink:type="simple" xlink:href="#__RefHeading___Toc174_1977826273" text:style-name="Index_20_Link" text:visited-style-name="Index_20_Link">Request and Response Handling<text:tab/>4</text:a></text:p>
          <text:p text:style-name="P9"><text:a xlink:type="simple" xlink:href="#__RefHeading___Toc176_1977826273" text:style-name="Index_20_Link" text:visited-style-name="Index_20_Link">Providers<text:tab/>4</text:a></text:p>
          <text:p text:style-name="P9"><text:a xlink:type="simple" xlink:href="#__RefHeading___Toc178_1977826273" text:style-name="Index_20_Link" text:visited-style-name="Index_20_Link">Sub-resources<text:tab/>4</text:a></text:p>
          <text:p text:style-name="P7"><text:a xlink:type="simple" xlink:href="#__RefHeading___Toc180_1977826273" text:style-name="Index_20_Link" text:visited-style-name="Index_20_Link">Wat is Fastify<text:tab/>6</text:a></text:p>
          <text:p text:style-name="P7"><text:a xlink:type="simple" xlink:href="#__RefHeading___Toc182_1977826273" text:style-name="Index_20_Link" text:visited-style-name="Index_20_Link">Welke voordelen heeft Fastify<text:tab/>7</text:a></text:p>
          <text:p text:style-name="P7"><text:a xlink:type="simple" xlink:href="#__RefHeading___Toc184_1977826273" text:style-name="Index_20_Link" text:visited-style-name="Index_20_Link">Welke nadelen heeft Fastify<text:tab/>8</text:a></text:p>
          <text:p text:style-name="P7"><text:a xlink:type="simple" xlink:href="#__RefHeading___Toc186_1977826273" text:style-name="Index_20_Link" text:visited-style-name="Index_20_Link">Discussie<text:tab/>9</text:a></text:p>
        </text:index-body>
      </text:table-of-content>
      <text:p text:style-name="P6"/>
      <text:h text:style-name="P11" text:outline-level="1"><text:bookmark-start text:name="__RefHeading___Toc156_1977826273"/>Inleiding<text:bookmark-end text:name="__RefHeading___Toc156_1977826273"/></text:h>
      <text:p text:style-name="P6"/>
      <text:h text:style-name="P12" text:outline-level="1"/>
      <text:h text:style-name="P11" text:outline-level="1"><text:bookmark-start text:name="__RefHeading___Toc158_1977826273"/>Wat is <text:span text:style-name="T1">Jax-RS</text:span><text:bookmark-end text:name="__RefHeading___Toc158_1977826273"/></text:h>
      <text:p text:style-name="P22"><text:span text:style-name="T1">Jax-RS is een een Java API voor het maken van REST services, als onderdeel van het Java EE platform. </text:span></text:p>
      <text:h text:style-name="P14" text:outline-level="2"><text:bookmark-start text:name="__RefHeading___Toc160_1977826273"/>Features<text:bookmark-end text:name="__RefHeading___Toc160_1977826273"/></text:h>
      <text:h text:style-name="P17" text:outline-level="3"><text:bookmark-start text:name="__RefHeading___Toc162_1977826273"/>Annotation Based configuration<text:bookmark-end text:name="__RefHeading___Toc162_1977826273"/></text:h>
      <text:p text:style-name="P22"><text:span text:style-name="T1">Jax-RS maakt gebruik van Java annotation om het developen van REST services te vereenvoudigen. Deze annotations kunnen worden toegevoegd aan classes en methodes om gedrag en resources te kunnen beschrijven.</text:span></text:p>
      <text:h text:style-name="P17" text:outline-level="3"><text:bookmark-start text:name="__RefHeading___Toc164_1977826273"/>Content Negotiation<text:bookmark-end text:name="__RefHeading___Toc164_1977826273"/></text:h>
      <text:p text:style-name="P22"><text:span text:style-name="T1">Het is mogelijk om met annotations aan te geven wat een methode gebruikt (</text:span><text:span text:style-name="Source_20_Text"><text:span text:style-name="T1">@Consumes</text:span></text:span><text:span text:style-name="T1">) en wat de methode retourneert (</text:span><text:span text:style-name="Source_20_Text"><text:span text:style-name="T1">@Produces</text:span></text:span><text:span text:style-name="T1">). Hiermee kan je kiezen om data op verschillende manieren te representeren (bijv. JSON, XML).</text:span></text:p>
      <text:h text:style-name="Heading_20_3" text:outline-level="3"><text:bookmark-start text:name="__RefHeading___Toc166_1977826273"/>Exception Handling<text:bookmark-end text:name="__RefHeading___Toc166_1977826273"/></text:h>
      <text:p text:style-name="P22"><text:span text:style-name="T1">Het is mogelijk om custom exceptions te mappen naar specifieke HTTP responses, hiervoor gebruik je de </text:span><text:span text:style-name="Source_20_Text"><text:span text:style-name="T1">@Provider </text:span></text:span><text:span text:style-name="T1">annotation en de ExceptionMapper.</text:span></text:p>
      <text:h text:style-name="P14" text:outline-level="2"><text:bookmark-start text:name="__RefHeading___Toc168_1977826273"/>Concepten<text:bookmark-end text:name="__RefHeading___Toc168_1977826273"/></text:h>
      <text:h text:style-name="P17" text:outline-level="3"><text:bookmark-start text:name="__RefHeading___Toc170_1977826273"/><text:span text:style-name="T2">A</text:span>nnotations<text:bookmark-end text:name="__RefHeading___Toc170_1977826273"/></text:h>
      <text:p text:style-name="P28">Jax-RS staat toe om te configureren welke methodes wanneer worden aangeroepen met de volgende annotaties:</text:p>
      <text:list text:style-name="L10">
        <text:list-item>
          <text:p text:style-name="P29"><text:span text:style-name="Source_20_Text">@Path</text:span> annotati<text:span text:style-name="T2">e defineert de base URI voor een resource class of methode</text:span></text:p>
        </text:list-item>
      </text:list>
      <text:list text:style-name="L4">
        <text:list-item>
          <text:p text:style-name="P23"><text:span text:style-name="Source_20_Text">@PathParam</text:span> <text:span text:style-name="T2">annotatie defineert de path parameters die kunnen wroden meegegeven bij een request</text:span></text:p>
        </text:list-item>
      </text:list>
      <text:list text:style-name="L5">
        <text:list-item>
          <text:p text:style-name="P24"><text:span text:style-name="Source_20_Text">@GET</text:span>: <text:span text:style-name="T2">voor </text:span>HTTP GET requests.</text:p>
        </text:list-item>
      </text:list>
      <text:list text:style-name="L6">
        <text:list-item>
          <text:p text:style-name="P25"><text:span text:style-name="Source_20_Text">@POST</text:span>: <text:span text:style-name="T2">voor</text:span> HTTP POST requests.</text:p>
        </text:list-item>
      </text:list>
      <text:list text:style-name="L7">
        <text:list-item>
          <text:p text:style-name="P26"><text:span text:style-name="Source_20_Text">@PUT</text:span>: <text:span text:style-name="T2">voor </text:span>HTTP PUT requests.</text:p>
        </text:list-item>
      </text:list>
      <text:list text:style-name="L8">
        <text:list-item>
          <text:p text:style-name="P27"><text:span text:style-name="Source_20_Text">@DELETE</text:span>: <text:span text:style-name="T2">voor </text:span>HTTP DELETE requests.</text:p>
        </text:list-item>
      </text:list>
      <text:h text:style-name="Heading_20_3" text:outline-level="3"><text:bookmark-start text:name="__RefHeading___Toc176_1977826273"/>Providers<text:bookmark-end text:name="__RefHeading___Toc176_1977826273"/></text:h>
      <text:p text:style-name="P30"><text:span text:style-name="T2">Jax-RS maakt gebruik van providers om functionaliteit toe te voegen. Zoals body readers en writers, context resolvers en exception mappers.</text:span></text:p>
      <text:p text:style-name="Text_20_body"/>
      <text:p text:style-name="P6"><text:a xlink:type="simple" xlink:href="https://en.wikipedia.org/wiki/Jakarta_RESTful_Web_Services" text:style-name="Internet_20_link" text:visited-style-name="Visited_20_Internet_20_Link"><text:soft-page-break/>https://en.wikipedia.org/wiki/Jakarta_RESTful_Web_Services</text:a></text:p>
      <text:p text:style-name="P6"><text:a xlink:type="simple" xlink:href="https://www.oracle.com/technical-resources/articles/java/jax-rs.html" text:style-name="Internet_20_link" text:visited-style-name="Visited_20_Internet_20_Link">https://www.oracle.com/technical-resources/articles/java/jax-rs.html</text:a></text:p>
      <text:p text:style-name="P6"/>
      <text:h text:style-name="P19" text:outline-level="1"/>
      <text:h text:style-name="P13" text:outline-level="1"><text:bookmark-start text:name="__RefHeading___Toc180_1977826273"/>Wat is Fastify<text:bookmark-end text:name="__RefHeading___Toc180_1977826273"/></text:h>
      <text:p text:style-name="P21">Fastify is een web framework voor nodejs, het heeft een focus op developer experience en performance. <text:span text:style-name="T3">Het heeft hiervoor een aantal handige features die gebruik maken van een algemene concepten.</text:span></text:p>
      <text:h text:style-name="P16" text:outline-level="2"><text:span text:style-name="T3">Features</text:span></text:h>
      <text:h text:style-name="Heading_20_3" text:outline-level="3"><text:span text:style-name="Strong_20_Emphasis">Schema-Based Validation</text:span></text:h>
      <text:p text:style-name="P31"><text:span text:style-name="Strong_20_Emphasis"><text:span text:style-name="T4">Fastify maakt gebruik van schema based validation, dit gebeurt aan de hand van JSON schemas. Dit geld voor zowel request als response data en helpt met het voorkomen van boilerplate. Een schema beschrijft de opbouw van inkomende requests en de URL parameters die worden gebruikt, ook wordt beschreven wat allemaal kan worden terug gestuurd.</text:span></text:span></text:p>
      <text:h text:style-name="Heading_20_3" text:outline-level="3"><text:span text:style-name="Strong_20_Emphasis">Extensibility</text:span></text:h>
      <text:p text:style-name="P31"><text:span text:style-name="Strong_20_Emphasis"><text:span text:style-name="T4">Fastify maakt het makkelijk om functionaliteit uit te breiden met het plugin systeem. Hiermee is het mogelijk om de applicatie heel modulair op te bouwen.</text:span></text:span></text:p>
      <text:h text:style-name="P15" text:outline-level="2">Concepten</text:h>
      <text:h text:style-name="P18" text:outline-level="3">Routes</text:h>
      <text:p text:style-name="P31"><text:span text:style-name="T3">Fastify defineert routes met HTTP methodes, elke route heeft een URL, een handler functie en optionele validatie schemas.</text:span></text:p>
      <text:h text:style-name="Heading_20_3" text:outline-level="3">Schemas</text:h>
      <text:p text:style-name="P31"><text:span text:style-name="T3">JSON schemas worden gebruikt voor het valideren van request bodies, query parameters en de response.</text:span></text:p>
      <text:h text:style-name="Heading_20_3" text:outline-level="3">Plugins</text:h>
      <text:p text:style-name="P31"><text:span text:style-name="T3">Plugins zijn een soort boublokken voor de applicatie, ze maken het mogelijk om gedrag te definieren dat op verscheidene plekken wordt gebruikt.</text:span></text:p>
      <text:h text:style-name="Heading_20_3" text:outline-level="3">Hooks</text:h>
      <text:p text:style-name="P31"><text:span text:style-name="T3">Hooks zijn functies die op bepaalde punten in een request cyclus kunnen draaien, zoals: </text:span><text:span text:style-name="Source_20_Text"><text:span text:style-name="T3">onRequest</text:span></text:span><text:span text:style-name="T3">, </text:span><text:span text:style-name="Source_20_Text"><text:span text:style-name="T3">preHandler</text:span></text:span><text:span text:style-name="T3">, en </text:span><text:span text:style-name="Source_20_Text"><text:span text:style-name="T3">onResponse</text:span></text:span><text:span text:style-name="T3">.</text:span></text:p>
      <text:h text:style-name="P11" text:outline-level="1"><text:bookmark-start text:name="__RefHeading___Toc182_1977826273"/>Welke voordelen heeft Fastify<text:bookmark-end text:name="__RefHeading___Toc182_1977826273"/></text:h>
      <text:p text:style-name="P6"/>
      <text:h text:style-name="P12" text:outline-level="1"/>
      <text:h text:style-name="P11" text:outline-level="1"><text:bookmark-start text:name="__RefHeading___Toc184_1977826273"/>Welke nadelen heeft Fastify<text:bookmark-end text:name="__RefHeading___Toc184_1977826273"/></text:h>
      <text:p text:style-name="P6"/>
      <text:h text:style-name="P12" text:outline-level="1"/>
      <text:h text:style-name="P11" text:outline-level="1"><text:bookmark-start text:name="__RefHeading___Toc186_1977826273"/>Discussie<text:bookmark-end text:name="__RefHeading___Toc186_1977826273"/></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2T13:27:35.130614907</meta:creation-date>
    <meta:generator>LibreOffice/7.6.7.2$Linux_X86_64 LibreOffice_project/60$Build-2</meta:generator>
    <dc:date>2024-07-10T18:01:54.429456726</dc:date>
    <meta:editing-duration>P2DT6H20M58S</meta:editing-duration>
    <meta:editing-cycles>4</meta:editing-cycles>
    <meta:document-statistic meta:table-count="0" meta:image-count="0" meta:object-count="0" meta:page-count="9" meta:paragraph-count="62" meta:word-count="482" meta:character-count="3223" meta:non-whitespace-character-count="2808"/>
  </office:meta>
</office:document-meta>
</file>